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4.51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3.49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4.51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3.49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3.49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3.49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3.49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3.49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4.51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4.51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4.51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4.51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3.49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3.49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3.49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3.49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3.49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3.49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4.51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4.51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4.51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4.51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4.51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4.51mm" svg:y="200.91mm" svg:width="88mm" svg:height="20.11mm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9-03-06T21:37:28.660782282</dc:date>
    <meta:editing-duration>PT10H21M51S</meta:editing-duration>
    <meta:editing-cycles>56</meta:editing-cycles>
    <meta:generator>LibreOffice/6.1.5.2$Linux_X86_64 LibreOffice_project/10$Build-2</meta:generator>
    <meta:print-date>2019-03-06T21:28:55.289172078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